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presentation>
      <draw:page draw:master-page-name="Standard">
        <draw:frame svg:width="20cm" svg:height="3cm" svg:x="2cm" svg:y="1cm">
          <draw:text-box>
            <text:p>headline</text:p>
          </draw:text-box>
        </draw:frame>
        <draw:frame svg:width="5.333333333333333cm" svg:height="5cm" svg:x="2.0cm" svg:y="5cm">
          <draw:text-box>
            <text:p>A</text:p>
          </draw:text-box>
        </draw:frame>
        <draw:frame svg:width="5.333333333333333cm" svg:height="5cm" svg:x="7.333333333333333cm" svg:y="5cm">
          <draw:text-box>
            <text:p>B</text:p>
          </draw:text-box>
        </draw:frame>
        <draw:frame svg:width="5.333333333333333cm" svg:height="5cm" svg:x="12.666666666666666cm" svg:y="5cm">
          <draw:text-box>
            <text:p>C</text:p>
          </draw:text-box>
        </draw:frame>
      </draw:page>
      <draw:page draw:master-page-name="Standard">
        <draw:frame svg:width="20cm" svg:height="3cm" svg:x="2cm" svg:y="1cm">
          <draw:text-box>
            <text:p>headline</text:p>
          </draw:text-box>
        </draw:frame>
        <draw:frame svg:width="5.333333333333333cm" svg:height="5cm" svg:x="2.0cm" svg:y="5cm">
          <draw:text-box>
            <text:p>D</text:p>
          </draw:text-box>
        </draw:frame>
        <draw:frame svg:width="5.333333333333333cm" svg:height="5cm" svg:x="7.333333333333333cm" svg:y="5cm">
          <draw:text-box>
            <text:p>E</text:p>
          </draw:text-box>
        </draw:frame>
        <draw:frame svg:width="5.333333333333333cm" svg:height="5cm" svg:x="12.666666666666666cm" svg:y="5cm">
          <draw:text-box>
            <text:p>F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manifest="urn:oasis:names:tc:opendocument:xmlns:manifest:1.0" office:version="1.2">
  <office:styles/>
  <office:automatic-styles>
    <style:page-layout style:name="MyLayout">
      <style:page-layout-properties fo:margin-top="0cm" fo:margin-bottom="0cm" fo:margin-left="0cm" fo:margin-right="0cm"/>
    </style:page-layout>
  </office:automatic-styles>
  <office:master-styles>
    <style:master-page style:name="Standard" style:page-layout-name="MyLayout" style:display-name="Standard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